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26328873311910734" text:style-name="L1">
        <text:list-item>
          <text:p text:style-name="P1">général</text:p>
          <text:list>
            <text:list-item>
              <text:p text:style-name="P1">matière</text:p>
              <text:list>
                <text:list-item>
                  <text:p text:style-name="P1">nom</text:p>
                </text:list-item>
                <text:list-item>
                  <text:p text:style-name="P1">idée</text:p>
                </text:list-item>
              </text:list>
            </text:list-item>
            <text:list-item>
              <text:p text:style-name="P1">prof</text:p>
              <text:list>
                <text:list-item>
                  <text:p text:style-name="P1">nom</text:p>
                </text:list-item>
                <text:list-item>
                  <text:p text:style-name="P1">tête</text:p>
                </text:list-item>
              </text:list>
            </text:list-item>
            <text:list-item>
              <text:p text:style-name="P1">code</text:p>
            </text:list-item>
            <text:list-item>
              <text:p text:style-name="P1">mail</text:p>
            </text:list-item>
            <text:list-item>
              <text:p text:style-name="P1">site : qu'est ce qui est disponible ?</text:p>
            </text:list-item>
            <text:list-item>
              <text:p text:style-name="P1">supports : idem</text:p>
            </text:list-item>
            <text:list-item>
              <text:p text:style-name="P1">ENT : idem</text:p>
            </text:list-item>
          </text:list>
        </text:list-item>
        <text:list-item>
          <text:p text:style-name="P1">déroulement</text:p>
          <text:list>
            <text:list-item>
              <text:p text:style-name="P1">barème final + règle max ?</text:p>
            </text:list-item>
            <text:list-item>
              <text:p text:style-name="P1">prérequis</text:p>
            </text:list-item>
            <text:list-item>
              <text:p text:style-name="P1">conseils préparation exams</text:p>
            </text:list-item>
            <text:list-item>
              <text:p text:style-name="P1">met a disposition quelque chose avant l'examen final pour voir si on est prêt</text:p>
            </text:list-item>
            <text:list-item>
              <text:p text:style-name="P1">exam final : documents ?</text:p>
            </text:list-item>
          </text:list>
        </text:list-item>
        <text:list-item>
          <text:p text:style-name="P1">introduction</text:p>
          <text:list>
            <text:list-item>
              <text:p text:style-name="P1">Les réseaux : pourquoi et comment ?</text:p>
              <text:list>
                <text:list-item>
                  <text:p text:style-name="P1">problème que les réseaux veulent résoudre : …</text:p>
                </text:list-item>
                <text:list-item>
                  <text:p text:style-name="P1">lien entre l'ordi et le réseau (comment le réseau va se rattacher aux ordis)</text:p>
                </text:list-item>
                <text:list-item>
                  <text:p text:style-name="P1">réponses technologiques apportées par les réseaux (3)</text:p>
                </text:list-item>
              </text:list>
            </text:list-item>
            <text:list-item>
              <text:p text:style-name="P1">protocoles</text:p>
              <text:list>
                <text:list-item>
                  <text:p text:style-name="P1">quelques exemples de protocoles</text:p>
                </text:list-item>
                <text:list-item>
                  <text:p text:style-name="P1">un protocole de façon plus large et générale (non forcément informatique)</text:p>
                </text:list-item>
              </text:list>
            </text:list-item>
            <text:list-item>
              <text:p text:style-name="P1">vocabulaire réseaux</text:p>
              <text:list>
                <text:list-item>
                  <text:p text:style-name="P1">forme logique sous laquelle les entités communiquent</text:p>
                  <text:list>
                    <text:list-item>
                      <text:p text:style-name="P1">nom</text:p>
                    </text:list-item>
                    <text:list-item>
                      <text:p text:style-name="P1">2 catégories</text:p>
                    </text:list-item>
                  </text:list>
                </text:list-item>
                <text:list-item>
                  <text:p text:style-name="P1">forme géométrique de la connexion physique</text:p>
                  <text:list>
                    <text:list-item>
                      <text:p text:style-name="P1">nom</text:p>
                    </text:list-item>
                    <text:list-item>
                      <text:p text:style-name="P1">5 exemples</text:p>
                    </text:list-item>
                    <text:list-item>
                      <text:p text:style-name="P1">nom d'un mélange de plusieurs types</text:p>
                    </text:list-item>
                    <text:list-item>
                      <text:p text:style-name="P1">2 exemples logiques et géométriques à la fois</text:p>
                    </text:list-item>
                  </text:list>
                </text:list-item>
                <text:list-item>
                  <text:p text:style-name="P1">architecture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2T15:20:30</meta:creation-date>
    <meta:generator>OpenOffice/4.0.0$Unix OpenOffice.org_project/400m3$Build-9702</meta:generator>
    <dc:date>2014-09-22T16:17:06</dc:date>
    <dc:creator>yjfjyf jjku</dc:creator>
    <meta:editing-duration>PT56M37S</meta:editing-duration>
    <meta:editing-cycles>27</meta:editing-cycles>
    <meta:document-statistic meta:table-count="0" meta:image-count="0" meta:object-count="0" meta:page-count="1" meta:paragraph-count="36" meta:word-count="178" meta:character-count="879"/>
  </office:meta>
</office:document-meta>
</file>